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5cm"/>
    </style:style>
    <style:style style:name="ro1" style:family="table-row">
      <style:table-row-properties style:row-height="1.337cm" fo:break-before="auto" style:use-optimal-row-height="true"/>
    </style:style>
    <style:style style:name="ro2" style:family="table-row">
      <style:table-row-properties style:row-height="1.76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office:value-type="string" calcext:value-type="string">
            <text:p>Sample Name</text:p>
          </table:table-cell>
          <table:table-cell table:style-name="ce1" office:value-type="string" calcext:value-type="string">
            <text:p>Species name</text:p>
          </table:table-cell>
          <table:table-cell table:style-name="ce1" office:value-type="string" calcext:value-type="string">
            <text:p>short name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detected adapter </text:p>
          </table:table-cell>
          <table:table-cell table:style-name="ce1" office:value-type="string" calcext:value-type="string">
            <text:p>Random Adapter </text:p>
            <text:p>Bases (5' - 3')</text:p>
          </table:table-cell>
        </table:table-row>
        <table:table-row table:style-name="ro2">
          <table:table-cell office:value-type="string" calcext:value-type="string">
            <text:p>180626-180628-190531_Brain_S32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40237_EXO_S31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168_EXO_S6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184_EXO_S18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225_EXO_S2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855_EXO_S1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0887_EXO_S28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031_EXO_S19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184_EXO_S8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244_EXO_S30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484_EXO_S11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686_EXO_S20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694_EXO_S10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750_EXO_S14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971_EXO_S23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1974_EXO_S24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2194_EXO_S15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2197_EXO_S12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2356_EXO_S21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52444_EXO_S25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0074_EXO_S17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0187_EXO_S9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0196_EXO_S22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0475_EXO_S26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0668_EXO_S16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0696_EXO_S3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0790_EXO_S27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1242_EXO_S7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1248_EXO_S29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1349_EXO_S5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1406_EXO_S4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  <table:table-row table:style-name="ro1">
          <table:table-cell office:value-type="string" calcext:value-type="string">
            <text:p>32161462_EXO_S13.fastq.gz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hsa</text:p>
          </table:table-cell>
          <table:table-cell office:value-type="string" calcext:value-type="string">
            <text:p>Bioo</text:p>
          </table:table-cell>
          <table:table-cell office:value-type="string" calcext:value-type="string">
            <text:p>TGGAATTCTCGGGTGCCAAGGG</text:p>
          </table:table-cell>
          <table:table-cell office:value-type="string" calcext:value-type="string">
            <text:p>4 -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21:18:51.556614624</meta:creation-date>
    <dc:date>2022-07-14T21:19:47.835008650</dc:date>
    <meta:editing-duration>PT57S</meta:editing-duration>
    <meta:editing-cycles>1</meta:editing-cycles>
    <meta:generator>LibreOffice/7.3.4.2$Linux_X86_64 LibreOffice_project/8cb1c265a8f71ce63e37a2ff337b4f2ebc525cbc</meta:generator>
    <meta:document-statistic meta:table-count="1" meta:cell-count="198" meta:object-count="0"/>
  </office:meta>
</office:document-meta>
</file>